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#00ff00"/>
      <style:text-properties fo:font-size="2pt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5" style:family="table-cell" style:parent-style-name="Default"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4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12"/>
          <table:table-cell table:style-name="ce76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T$1]-[.$AS$1];2))" office:value-type="float" office:value="404">
            <text:p>404</text:p>
          </table:table-cell>
          <table:table-cell table:style-name="ce69" table:formula="of:=4*(POWER([.$A$36]-[.$A26];2)+POWER([.AU$1]-[.$AS$1];2))" office:value-type="float" office:value="416">
            <text:p>416</text:p>
          </table:table-cell>
          <table:table-cell table:style-name="ce69" table:formula="of:=4*(POWER([.$A$36]-[.$A26];2)+POWER([.AV$1]-[.$AS$1];2))" office:value-type="float" office:value="436">
            <text:p>436</text:p>
          </table:table-cell>
          <table:table-cell table:style-name="ce69" table:formula="of:=4*(POWER([.$A$36]-[.$A26];2)+POWER([.AW$1]-[.$AS$1];2))" office:value-type="float" office:value="464">
            <text:p>464</text:p>
          </table:table-cell>
          <table:table-cell table:style-name="ce69" table:formula="of:=4*(POWER([.$A$36]-[.$A26];2)+POWER([.AX$1]-[.$AS$1];2))" office:value-type="float" office:value="500">
            <text:p>500</text:p>
          </table:table-cell>
          <table:table-cell table:style-name="ce69" table:formula="of:=4*(POWER([.$A$36]-[.$A26];2)+POWER([.AY$1]-[.$AS$1];2))" office:value-type="float" office:value="544">
            <text:p>544</text:p>
          </table:table-cell>
          <table:table-cell table:style-name="ce69" table:formula="of:=4*(POWER([.$A$36]-[.$A26];2)+POWER([.AZ$1]-[.$AS$1];2))" office:value-type="float" office:value="596">
            <text:p>596</text:p>
          </table:table-cell>
          <table:table-cell table:style-name="ce69" table:formula="of:=4*(POWER([.$A$36]-[.$A26];2)+POWER([.BA$1]-[.$AS$1];2))" office:value-type="float" office:value="656">
            <text:p>656</text:p>
          </table:table-cell>
          <table:table-cell table:style-name="ce69" table:formula="of:=4*(POWER([.$A$36]-[.$A26];2)+POWER([.BB$1]-[.$AS$1];2))" office:value-type="float" office:value="724">
            <text:p>724</text:p>
          </table:table-cell>
          <table:table-cell table:style-name="ce69" table:formula="of:=4*(POWER([.$A$36]-[.$A26];2)+POWER([.BC$1]-[.$AS$1];2))" office:value-type="float" office:value="800">
            <text:p>800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number-columns-repeated="7"/>
          <table:table-cell table:style-name="ce8"/>
          <table:table-cell table:style-name="ce81" table:formula="of:=4*(POWER([.$A$36]-[.$A27];2)+POWER([.AS$1]-[.$AS$1];2))" office:value-type="float" office:value="324">
            <text:p>324</text:p>
          </table:table-cell>
          <table:table-cell table:style-name="ce80" table:formula="of:=4*(POWER([.$A$36]-[.$A27];2)+POWER([.AS$1]-[.$AS$1];2))" office:value-type="float" office:value="324">
            <text:p>324</text:p>
          </table:table-cell>
          <table:table-cell table:style-name="ce80" table:formula="of:=4*(POWER([.$A$36]-[.$A27];2)+POWER([.AT$1]-[.$AS$1];2))" office:value-type="float" office:value="328">
            <text:p>328</text:p>
          </table:table-cell>
          <table:table-cell table:style-name="ce69" table:formula="of:=4*(POWER([.$A$36]-[.$A27];2)+POWER([.AU$1]-[.$AS$1];2))" office:value-type="float" office:value="340">
            <text:p>340</text:p>
          </table:table-cell>
          <table:table-cell table:style-name="ce69" table:formula="of:=4*(POWER([.$A$36]-[.$A27];2)+POWER([.AV$1]-[.$AS$1];2))" office:value-type="float" office:value="360">
            <text:p>360</text:p>
          </table:table-cell>
          <table:table-cell table:style-name="ce69" table:formula="of:=4*(POWER([.$A$36]-[.$A27];2)+POWER([.AW$1]-[.$AS$1];2))" office:value-type="float" office:value="388">
            <text:p>388</text:p>
          </table:table-cell>
          <table:table-cell table:style-name="ce69" table:formula="of:=4*(POWER([.$A$36]-[.$A27];2)+POWER([.AX$1]-[.$AS$1];2))" office:value-type="float" office:value="424">
            <text:p>424</text:p>
          </table:table-cell>
          <table:table-cell table:style-name="ce69" table:formula="of:=4*(POWER([.$A$36]-[.$A27];2)+POWER([.AY$1]-[.$AS$1];2))" office:value-type="float" office:value="468">
            <text:p>468</text:p>
          </table:table-cell>
          <table:table-cell table:style-name="ce69" table:formula="of:=4*(POWER([.$A$36]-[.$A27];2)+POWER([.AZ$1]-[.$AS$1];2))" office:value-type="float" office:value="520">
            <text:p>520</text:p>
          </table:table-cell>
          <table:table-cell table:style-name="ce69" table:formula="of:=4*(POWER([.$A$36]-[.$A27];2)+POWER([.BA$1]-[.$AS$1];2))" office:value-type="float" office:value="580">
            <text:p>580</text:p>
          </table:table-cell>
          <table:table-cell table:style-name="ce69" table:formula="of:=4*(POWER([.$A$36]-[.$A27];2)+POWER([.BB$1]-[.$AS$1];2))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6"/>
          <table:table-cell table:number-columns-repeated="4"/>
          <table:table-cell table:style-name="ce8" table:number-columns-repeated="4"/>
          <table:table-cell table:style-name="ce81" table:formula="of:=4*(POWER([.$A$36]-[.$A28];2)+POWER([.AS$1]-[.$AS$1];2))" office:value-type="float" office:value="256">
            <text:p>256</text:p>
          </table:table-cell>
          <table:table-cell table:style-name="ce80" table:formula="of:=4*(POWER([.$A$36]-[.$A28];2)+POWER([.AS$1]-[.$AS$1];2))" office:value-type="float" office:value="256">
            <text:p>256</text:p>
          </table:table-cell>
          <table:table-cell table:style-name="ce80" table:formula="of:=4*(POWER([.$A$36]-[.$A28];2)+POWER([.AT$1]-[.$AS$1];2))" office:value-type="float" office:value="260">
            <text:p>260</text:p>
          </table:table-cell>
          <table:table-cell table:style-name="ce80" table:formula="of:=4*(POWER([.$A$36]-[.$A28];2)+POWER([.AU$1]-[.$AS$1];2))" office:value-type="float" office:value="272">
            <text:p>272</text:p>
          </table:table-cell>
          <table:table-cell table:style-name="ce80" table:formula="of:=4*(POWER([.$A$36]-[.$A28];2)+POWER([.AV$1]-[.$AS$1];2))" office:value-type="float" office:value="292">
            <text:p>292</text:p>
          </table:table-cell>
          <table:table-cell table:style-name="ce80" table:formula="of:=4*(POWER([.$A$36]-[.$A28];2)+POWER([.AW$1]-[.$AS$1];2))" office:value-type="float" office:value="320">
            <text:p>320</text:p>
          </table:table-cell>
          <table:table-cell table:style-name="ce69" table:formula="of:=4*(POWER([.$A$36]-[.$A28];2)+POWER([.AX$1]-[.$AS$1];2))" office:value-type="float" office:value="356">
            <text:p>356</text:p>
          </table:table-cell>
          <table:table-cell table:style-name="ce69" table:formula="of:=4*(POWER([.$A$36]-[.$A28];2)+POWER([.AY$1]-[.$AS$1];2))" office:value-type="float" office:value="400">
            <text:p>400</text:p>
          </table:table-cell>
          <table:table-cell table:style-name="ce69" table:formula="of:=4*(POWER([.$A$36]-[.$A28];2)+POWER([.AZ$1]-[.$AS$1];2))" office:value-type="float" office:value="452">
            <text:p>452</text:p>
          </table:table-cell>
          <table:table-cell table:style-name="ce69" table:formula="of:=4*(POWER([.$A$36]-[.$A28];2)+POWER([.BA$1]-[.$AS$1];2))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6"/>
          <table:table-cell table:number-columns-repeated="3"/>
          <table:table-cell table:style-name="ce8" table:number-columns-repeated="5"/>
          <table:table-cell table:style-name="ce81" table:formula="of:=4*(POWER([.$A$36]-[.$A29];2)+POWER([.AS$1]-[.$AS$1];2))" office:value-type="float" office:value="196">
            <text:p>196</text:p>
          </table:table-cell>
          <table:table-cell table:style-name="ce80" table:formula="of:=4*(POWER([.$A$36]-[.$A29];2)+POWER([.AS$1]-[.$AS$1];2))" office:value-type="float" office:value="196">
            <text:p>196</text:p>
          </table:table-cell>
          <table:table-cell table:style-name="ce80" table:formula="of:=4*(POWER([.$A$36]-[.$A29];2)+POWER([.AT$1]-[.$AS$1];2))" office:value-type="float" office:value="200">
            <text:p>200</text:p>
          </table:table-cell>
          <table:table-cell table:style-name="ce80" table:formula="of:=4*(POWER([.$A$36]-[.$A29];2)+POWER([.AU$1]-[.$AS$1];2))" office:value-type="float" office:value="212">
            <text:p>212</text:p>
          </table:table-cell>
          <table:table-cell table:style-name="ce80" table:formula="of:=4*(POWER([.$A$36]-[.$A29];2)+POWER([.AV$1]-[.$AS$1];2))" office:value-type="float" office:value="232">
            <text:p>232</text:p>
          </table:table-cell>
          <table:table-cell table:style-name="ce80" table:formula="of:=4*(POWER([.$A$36]-[.$A29];2)+POWER([.AW$1]-[.$AS$1];2))" office:value-type="float" office:value="260">
            <text:p>260</text:p>
          </table:table-cell>
          <table:table-cell table:style-name="ce80" table:formula="of:=4*(POWER([.$A$36]-[.$A29];2)+POWER([.AX$1]-[.$AS$1];2))" office:value-type="float" office:value="296">
            <text:p>296</text:p>
          </table:table-cell>
          <table:table-cell table:style-name="ce69" table:formula="of:=4*(POWER([.$A$36]-[.$A29];2)+POWER([.AY$1]-[.$AS$1];2))" office:value-type="float" office:value="340">
            <text:p>340</text:p>
          </table:table-cell>
          <table:table-cell table:style-name="ce69" table:formula="of:=4*(POWER([.$A$36]-[.$A29];2)+POWER([.AZ$1]-[.$AS$1];2))" office:value-type="float" office:value="392">
            <text:p>392</text:p>
          </table:table-cell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7"/>
          <table:table-cell table:number-columns-repeated="2"/>
          <table:table-cell table:style-name="ce8" table:number-columns-repeated="6"/>
          <table:table-cell table:style-name="ce81" table:formula="of:=4*(POWER([.$A$36]-[.$A30];2)+POWER([.AS$1]-[.$AS$1];2))" office:value-type="float" office:value="144">
            <text:p>144</text:p>
          </table:table-cell>
          <table:table-cell table:style-name="ce80" table:formula="of:=4*(POWER([.$A$36]-[.$A30];2)+POWER([.AS$1]-[.$AS$1];2))" office:value-type="float" office:value="144">
            <text:p>144</text:p>
          </table:table-cell>
          <table:table-cell table:style-name="ce80" table:formula="of:=4*(POWER([.$A$36]-[.$A30];2)+POWER([.AT$1]-[.$AS$1];2))" office:value-type="float" office:value="148">
            <text:p>148</text:p>
          </table:table-cell>
          <table:table-cell table:style-name="ce80" table:formula="of:=4*(POWER([.$A$36]-[.$A30];2)+POWER([.AU$1]-[.$AS$1];2))" office:value-type="float" office:value="160">
            <text:p>160</text:p>
          </table:table-cell>
          <table:table-cell table:style-name="ce80" table:formula="of:=4*(POWER([.$A$36]-[.$A30];2)+POWER([.AV$1]-[.$AS$1];2))" office:value-type="float" office:value="180">
            <text:p>180</text:p>
          </table:table-cell>
          <table:table-cell table:style-name="ce80" table:formula="of:=4*(POWER([.$A$36]-[.$A30];2)+POWER([.AW$1]-[.$AS$1];2))" office:value-type="float" office:value="208">
            <text:p>208</text:p>
          </table:table-cell>
          <table:table-cell table:style-name="ce80" table:formula="of:=4*(POWER([.$A$36]-[.$A30];2)+POWER([.AX$1]-[.$AS$1];2))" office:value-type="float" office:value="244">
            <text:p>244</text:p>
          </table:table-cell>
          <table:table-cell table:style-name="ce80" table:formula="of:=4*(POWER([.$A$36]-[.$A30];2)+POWER([.AY$1]-[.$AS$1];2))" office:value-type="float" office:value="288">
            <text:p>288</text:p>
          </table:table-cell>
          <table:table-cell table:style-name="ce69" table:number-columns-repeated="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7"/>
          <table:table-cell/>
          <table:table-cell table:style-name="ce8" table:number-columns-repeated="7"/>
          <table:table-cell table:style-name="ce81" table:formula="of:=4*(POWER([.$A$36]-[.$A31];2)+POWER([.AS$1]-[.$AS$1];2))" office:value-type="float" office:value="100">
            <text:p>100</text:p>
          </table:table-cell>
          <table:table-cell table:style-name="ce80" table:formula="of:=4*(POWER([.$A$36]-[.$A31];2)+POWER([.AS$1]-[.$AS$1];2))" office:value-type="float" office:value="100">
            <text:p>100</text:p>
          </table:table-cell>
          <table:table-cell table:style-name="ce80" table:formula="of:=4*(POWER([.$A$36]-[.$A31];2)+POWER([.AT$1]-[.$AS$1];2))" office:value-type="float" office:value="104">
            <text:p>104</text:p>
          </table:table-cell>
          <table:table-cell table:style-name="ce80" table:formula="of:=4*(POWER([.$A$36]-[.$A31];2)+POWER([.AU$1]-[.$AS$1];2))" office:value-type="float" office:value="116">
            <text:p>116</text:p>
          </table:table-cell>
          <table:table-cell table:style-name="ce80" table:formula="of:=4*(POWER([.$A$36]-[.$A31];2)+POWER([.AV$1]-[.$AS$1];2))" office:value-type="float" office:value="136">
            <text:p>136</text:p>
          </table:table-cell>
          <table:table-cell table:style-name="ce80" table:formula="of:=4*(POWER([.$A$36]-[.$A31];2)+POWER([.AW$1]-[.$AS$1];2))" office:value-type="float" office:value="164">
            <text:p>164</text:p>
          </table:table-cell>
          <table:table-cell table:style-name="ce80" table:formula="of:=4*(POWER([.$A$36]-[.$A31];2)+POWER([.AX$1]-[.$AS$1];2))" office:value-type="float" office:value="200">
            <text:p>200</text:p>
          </table:table-cell>
          <table:table-cell table:style-name="ce80" table:number-columns-repeated="2"/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7"/>
          <table:table-cell table:style-name="ce8" table:number-columns-repeated="8"/>
          <table:table-cell table:style-name="ce81" table:formula="of:=4*(POWER([.$A$36]-[.$A32];2)+POWER([.AS$1]-[.$AS$1];2))" office:value-type="float" office:value="64">
            <text:p>64</text:p>
          </table:table-cell>
          <table:table-cell table:style-name="ce80" table:formula="of:=4*(POWER([.$A$36]-[.$A32];2)+POWER([.AS$1]-[.$AS$1];2))" office:value-type="float" office:value="64">
            <text:p>64</text:p>
          </table:table-cell>
          <table:table-cell table:style-name="ce80" table:formula="of:=4*(POWER([.$A$36]-[.$A32];2)+POWER([.AT$1]-[.$AS$1];2))" office:value-type="float" office:value="68">
            <text:p>68</text:p>
          </table:table-cell>
          <table:table-cell table:style-name="ce80" table:formula="of:=4*(POWER([.$A$36]-[.$A32];2)+POWER([.AU$1]-[.$AS$1];2))" office:value-type="float" office:value="80">
            <text:p>80</text:p>
          </table:table-cell>
          <table:table-cell table:style-name="ce80" table:formula="of:=4*(POWER([.$A$36]-[.$A32];2)+POWER([.AV$1]-[.$AS$1];2))" office:value-type="float" office:value="100">
            <text:p>100</text:p>
          </table:table-cell>
          <table:table-cell table:style-name="ce80" table:formula="of:=4*(POWER([.$A$36]-[.$A32];2)+POWER([.AW$1]-[.$AS$1];2))" office:value-type="float" office:value="128">
            <text:p>128</text:p>
          </table:table-cell>
          <table:table-cell table:style-name="ce80" table:number-columns-repeated="4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7"/>
          <table:table-cell table:style-name="ce8" table:number-columns-repeated="8"/>
          <table:table-cell table:style-name="ce81" table:formula="of:=4*(POWER([.$A$36]-[.$A33];2)+POWER([.AS$1]-[.$AS$1];2))" office:value-type="float" office:value="36">
            <text:p>36</text:p>
          </table:table-cell>
          <table:table-cell table:style-name="ce80" table:formula="of:=4*(POWER([.$A$36]-[.$A33];2)+POWER([.AS$1]-[.$AS$1];2))" office:value-type="float" office:value="36">
            <text:p>36</text:p>
          </table:table-cell>
          <table:table-cell table:style-name="ce80" table:formula="of:=4*(POWER([.$A$36]-[.$A33];2)+POWER([.AT$1]-[.$AS$1];2))" office:value-type="float" office:value="40">
            <text:p>40</text:p>
          </table:table-cell>
          <table:table-cell table:style-name="ce80" table:formula="of:=4*(POWER([.$A$36]-[.$A33];2)+POWER([.AU$1]-[.$AS$1];2))" office:value-type="float" office:value="52">
            <text:p>52</text:p>
          </table:table-cell>
          <table:table-cell table:style-name="ce80" table:formula="of:=4*(POWER([.$A$36]-[.$A33];2)+POWER([.AV$1]-[.$AS$1];2))" office:value-type="float" office:value="72">
            <text:p>72</text:p>
          </table:table-cell>
          <table:table-cell table:style-name="ce80" table:number-columns-repeated="5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5"/>
          <table:table-cell table:style-name="ce8" table:number-columns-repeated="8"/>
          <table:table-cell table:style-name="ce81" table:formula="of:=4*(POWER([.$A$36]-[.$A34];2)+POWER([.AS$1]-[.$AS$1];2))" office:value-type="float" office:value="16">
            <text:p>16</text:p>
          </table:table-cell>
          <table:table-cell table:style-name="ce80" table:formula="of:=4*(POWER([.$A$36]-[.$A34];2)+POWER([.AS$1]-[.$AS$1];2))" office:value-type="float" office:value="16">
            <text:p>16</text:p>
          </table:table-cell>
          <table:table-cell table:style-name="ce80" table:formula="of:=4*(POWER([.$A$36]-[.$A34];2)+POWER([.AT$1]-[.$AS$1];2))" office:value-type="float" office:value="20">
            <text:p>20</text:p>
          </table:table-cell>
          <table:table-cell table:style-name="ce80" table:formula="of:=4*(POWER([.$A$36]-[.$A34];2)+POWER([.AU$1]-[.$AS$1];2))" office:value-type="float" office:value="32">
            <text:p>32</text:p>
          </table:table-cell>
          <table:table-cell table:style-name="ce80" table:number-columns-repeated="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 table:style-name="ce80"/>
          <table:table-cell table:style-name="ce8" table:number-columns-repeated="8"/>
          <table:table-cell table:style-name="ce81" table:formula="of:=4*(POWER([.$A$36]-[.$A35];2)+POWER([.AS$1]-[.$AS$1];2))" office:value-type="float" office:value="4">
            <text:p>4</text:p>
          </table:table-cell>
          <table:table-cell table:style-name="ce80" table:formula="of:=4*(POWER([.$A$36]-[.$A35];2)+POWER([.AS$1]-[.$AS$1];2))" office:value-type="float" office:value="4">
            <text:p>4</text:p>
          </table:table-cell>
          <table:table-cell table:style-name="ce80" table:formula="of:=4*(POWER([.$A$36]-[.$A35];2)+POWER([.AT$1]-[.$AS$1];2))" office:value-type="float" office:value="8">
            <text:p>8</text:p>
          </table:table-cell>
          <table:table-cell table:style-name="ce80" table:number-columns-repeated="7"/>
          <table:table-cell table:style-name="ce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 table:style-name="ce80"/>
          <table:table-cell table:style-name="ce8" table:number-columns-repeated="8"/>
          <table:table-cell table:style-name="ce81" table:formula="of:=4*(POWER([.$A$36]-[.$A36];2)+POWER([.AS$1]-[.$AS$1];2))" office:value-type="float" office:value="0">
            <text:p>0</text:p>
          </table:table-cell>
          <table:table-cell table:style-name="ce80" table:formula="of:=4*(POWER([.$A$36]-[.$A36];2)+POWER([.AS$1]-[.$AS$1];2))" office:value-type="float" office:value="0">
            <text:p>0</text:p>
          </table:table-cell>
          <table:table-cell table:style-name="ce80" table:formula="of:=4*(POWER([.$A$36]-[.$A36];2)+POWER([.AT$1]-[.$AS$1];2))" office:value-type="float" office:value="4">
            <text:p>4</text:p>
          </table:table-cell>
          <table:table-cell table:style-name="ce80" table:formula="of:=4*(POWER([.$A$36]-[.$A36];2)+POWER([.AU$1]-[.$AS$1];2))" office:value-type="float" office:value="16">
            <text:p>16</text:p>
          </table:table-cell>
          <table:table-cell table:style-name="ce80" table:formula="of:=4*(POWER([.$A$36]-[.$A36];2)+POWER([.AV$1]-[.$AS$1];2))" office:value-type="float" office:value="36">
            <text:p>36</text:p>
          </table:table-cell>
          <table:table-cell table:style-name="ce80" table:formula="of:=4*(POWER([.$A$36]-[.$A36];2)+POWER([.AW$1]-[.$AS$1];2))" office:value-type="float" office:value="64">
            <text:p>64</text:p>
          </table:table-cell>
          <table:table-cell table:style-name="ce80" table:formula="of:=4*(POWER([.$A$36]-[.$A36];2)+POWER([.AX$1]-[.$AS$1];2))" office:value-type="float" office:value="100">
            <text:p>100</text:p>
          </table:table-cell>
          <table:table-cell table:style-name="ce80" table:formula="of:=4*(POWER([.$A$36]-[.$A36];2)+POWER([.AY$1]-[.$AS$1];2))" office:value-type="float" office:value="144">
            <text:p>144</text:p>
          </table:table-cell>
          <table:table-cell table:style-name="ce80" table:formula="of:=4*(POWER([.$A$36]-[.$A36];2)+POWER([.AZ$1]-[.$AS$1];2))" office:value-type="float" office:value="196">
            <text:p>196</text:p>
          </table:table-cell>
          <table:table-cell table:style-name="ce80" table:formula="of:=4*(POWER([.$A$36]-[.$A36];2)+POWER([.BA$1]-[.$AS$1];2))" office:value-type="float" office:value="256">
            <text:p>256</text:p>
          </table:table-cell>
          <table:table-cell table:style-name="ce80" table:formula="of:=4*(POWER([.$A$36]-[.$A36];2)+POWER([.BB$1]-[.$AS$1];2))" office:value-type="float" office:value="324">
            <text:p>324</text:p>
          </table:table-cell>
          <table:table-cell table:style-name="ce69" table:formula="of:=4*(POWER([.$A$36]-[.$A36];2)+POWER([.BC$1]-[.$AS$1];2))" office:value-type="float" office:value="400">
            <text:p>400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 table:number-columns-repeated="2"/>
          <table:table-cell table:number-columns-repeated="8"/>
          <table:table-cell table:style-name="ce76" table:formula="of:=4*(POWER([.$A$37]-[.$A37];2)+POWER([.AS$1]-[.$AS$1];2))" office:value-type="float" office:value="0">
            <text:p>0</text:p>
          </table:table-cell>
          <table:table-cell table:style-name="ce76" table:formula="of:=4*(POWER([.$A$37]-[.$A37];2)+POWER([.AS$1]-[.$AS$1];2))" office:value-type="float" office:value="0">
            <text:p>0</text:p>
          </table:table-cell>
          <table:table-cell table:style-name="ce76" table:formula="of:=4*(POWER([.$A$37]-[.$A37];2)+POWER([.AT$1]-[.$AS$1];2))" office:value-type="float" office:value="4">
            <text:p>4</text:p>
          </table:table-cell>
          <table:table-cell table:style-name="ce76" table:formula="of:=4*(POWER([.$A$37]-[.$A37];2)+POWER([.AU$1]-[.$AS$1];2))" office:value-type="float" office:value="16">
            <text:p>16</text:p>
          </table:table-cell>
          <table:table-cell table:style-name="ce76" table:formula="of:=4*(POWER([.$A$37]-[.$A37];2)+POWER([.AV$1]-[.$AS$1];2))" office:value-type="float" office:value="36">
            <text:p>36</text:p>
          </table:table-cell>
          <table:table-cell table:style-name="ce76" table:formula="of:=4*(POWER([.$A$37]-[.$A37];2)+POWER([.AW$1]-[.$AS$1];2))" office:value-type="float" office:value="64">
            <text:p>64</text:p>
          </table:table-cell>
          <table:table-cell table:style-name="ce76" table:formula="of:=4*(POWER([.$A$37]-[.$A37];2)+POWER([.AX$1]-[.$AS$1];2))" office:value-type="float" office:value="100">
            <text:p>100</text:p>
          </table:table-cell>
          <table:table-cell table:style-name="ce76" table:formula="of:=4*(POWER([.$A$37]-[.$A37];2)+POWER([.AY$1]-[.$AS$1];2))" office:value-type="float" office:value="144">
            <text:p>144</text:p>
          </table:table-cell>
          <table:table-cell table:style-name="ce76" table:formula="of:=4*(POWER([.$A$37]-[.$A37];2)+POWER([.AZ$1]-[.$AS$1];2))" office:value-type="float" office:value="196">
            <text:p>196</text:p>
          </table:table-cell>
          <table:table-cell table:style-name="ce76" table:formula="of:=4*(POWER([.$A$37]-[.$A37];2)+POWER([.BA$1]-[.$AS$1];2))" office:value-type="float" office:value="256">
            <text:p>256</text:p>
          </table:table-cell>
          <table:table-cell table:style-name="ce76" table:formula="of:=4*(POWER([.$A$37]-[.$A37];2)+POWER([.BB$1]-[.$AS$1];2))" office:value-type="float" office:value="324">
            <text:p>324</text:p>
          </table:table-cell>
          <table:table-cell table:style-name="ce76" table:formula="of:=4*(POWER([.$A$37]-[.$A37];2)+POWER([.BC$1]-[.$AS$1];2))" office:value-type="float" office:value="400">
            <text:p>400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1"/>
          <table:table-cell table:style-name="ce73" table:number-columns-repeated="5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3" table:formula="of:=4*(POWER([.$A$52]-[.$A38];2)+POWER([.S$1]-[.$S$1];2))" office:value-type="float" office:value="784">
            <text:p>784</text:p>
          </table:table-cell>
          <table:table-cell table:style-name="ce73" table:formula="of:=4*(POWER([.$A$52]-[.$A38];2)+POWER([.T$1]-[.$S$1];2))" office:value-type="float" office:value="788">
            <text:p>788</text:p>
          </table:table-cell>
          <table:table-cell table:style-name="ce73" table:formula="of:=4*(POWER([.$A$52]-[.$A38];2)+POWER([.U$1]-[.$S$1];2))" office:value-type="float" office:value="800">
            <text:p>800</text:p>
          </table:table-cell>
          <table:table-cell table:style-name="ce73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7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3" table:formula="of:=4*(POWER([.$A$52]-[.$A39];2)+POWER([.S$1]-[.$S$1];2))" office:value-type="float" office:value="676">
            <text:p>676</text:p>
          </table:table-cell>
          <table:table-cell table:style-name="ce73" table:formula="of:=4*(POWER([.$A$52]-[.$A39];2)+POWER([.T$1]-[.$S$1];2))" office:value-type="float" office:value="680">
            <text:p>680</text:p>
          </table:table-cell>
          <table:table-cell table:style-name="ce73" table:formula="of:=4*(POWER([.$A$52]-[.$A39];2)+POWER([.U$1]-[.$S$1];2))" office:value-type="float" office:value="692">
            <text:p>692</text:p>
          </table:table-cell>
          <table:table-cell table:style-name="ce73" table:formula="of:=4*(POWER([.$A$52]-[.$A39];2)+POWER([.V$1]-[.$S$1];2))" office:value-type="float" office:value="712">
            <text:p>712</text:p>
          </table:table-cell>
          <table:table-cell table:style-name="ce73" table:formula="of:=4*(POWER([.$A$52]-[.$A39];2)+POWER([.W$1]-[.$S$1];2))" office:value-type="float" office:value="740">
            <text:p>740</text:p>
          </table:table-cell>
          <table:table-cell table:style-name="ce73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 table:number-columns-repeated="8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3" table:formula="of:=4*(POWER([.$A$52]-[.$A40];2)+POWER([.S$1]-[.$S$1];2))" office:value-type="float" office:value="576">
            <text:p>576</text:p>
          </table:table-cell>
          <table:table-cell table:style-name="ce73" table:formula="of:=4*(POWER([.$A$52]-[.$A40];2)+POWER([.T$1]-[.$S$1];2))" office:value-type="float" office:value="580">
            <text:p>580</text:p>
          </table:table-cell>
          <table:table-cell table:style-name="ce73" table:formula="of:=4*(POWER([.$A$52]-[.$A40];2)+POWER([.U$1]-[.$S$1];2))" office:value-type="float" office:value="592">
            <text:p>592</text:p>
          </table:table-cell>
          <table:table-cell table:style-name="ce73" table:formula="of:=4*(POWER([.$A$52]-[.$A40];2)+POWER([.V$1]-[.$S$1];2))" office:value-type="float" office:value="612">
            <text:p>612</text:p>
          </table:table-cell>
          <table:table-cell table:style-name="ce73" table:formula="of:=4*(POWER([.$A$52]-[.$A40];2)+POWER([.W$1]-[.$S$1];2))" office:value-type="float" office:value="640">
            <text:p>640</text:p>
          </table:table-cell>
          <table:table-cell table:style-name="ce73" table:formula="of:=4*(POWER([.$A$52]-[.$A40];2)+POWER([.X$1]-[.$S$1];2))" office:value-type="float" office:value="676">
            <text:p>676</text:p>
          </table:table-cell>
          <table:table-cell table:style-name="ce73" table:formula="of:=4*(POWER([.$A$52]-[.$A40];2)+POWER([.Y$1]-[.$S$1];2))" office:value-type="float" office:value="720">
            <text:p>720</text:p>
          </table:table-cell>
          <table:table-cell table:style-name="ce73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 table:number-columns-repeated="10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3" table:formula="of:=4*(POWER([.$A$52]-[.$A41];2)+POWER([.S$1]-[.$S$1];2))" office:value-type="float" office:value="484">
            <text:p>484</text:p>
          </table:table-cell>
          <table:table-cell table:style-name="ce73" table:formula="of:=4*(POWER([.$A$52]-[.$A41];2)+POWER([.T$1]-[.$S$1];2))" office:value-type="float" office:value="488">
            <text:p>488</text:p>
          </table:table-cell>
          <table:table-cell table:style-name="ce73" table:formula="of:=4*(POWER([.$A$52]-[.$A41];2)+POWER([.U$1]-[.$S$1];2))" office:value-type="float" office:value="500">
            <text:p>500</text:p>
          </table:table-cell>
          <table:table-cell table:style-name="ce73" table:formula="of:=4*(POWER([.$A$52]-[.$A41];2)+POWER([.V$1]-[.$S$1];2))" office:value-type="float" office:value="520">
            <text:p>520</text:p>
          </table:table-cell>
          <table:table-cell table:style-name="ce73" table:formula="of:=4*(POWER([.$A$52]-[.$A41];2)+POWER([.W$1]-[.$S$1];2))" office:value-type="float" office:value="548">
            <text:p>548</text:p>
          </table:table-cell>
          <table:table-cell table:style-name="ce73" table:formula="of:=4*(POWER([.$A$52]-[.$A41];2)+POWER([.X$1]-[.$S$1];2))" office:value-type="float" office:value="584">
            <text:p>584</text:p>
          </table:table-cell>
          <table:table-cell table:style-name="ce73" table:formula="of:=4*(POWER([.$A$52]-[.$A41];2)+POWER([.Y$1]-[.$S$1];2))" office:value-type="float" office:value="628">
            <text:p>628</text:p>
          </table:table-cell>
          <table:table-cell table:style-name="ce73" table:formula="of:=4*(POWER([.$A$52]-[.$A41];2)+POWER([.Z$1]-[.$S$1];2))" office:value-type="float" office:value="680">
            <text:p>680</text:p>
          </table:table-cell>
          <table:table-cell table:style-name="ce73" table:formula="of:=4*(POWER([.$A$52]-[.$A41];2)+POWER([.AA$1]-[.$S$1];2))" office:value-type="float" office:value="740">
            <text:p>740</text:p>
          </table:table-cell>
          <table:table-cell table:style-name="ce73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3" table:formula="of:=4*(POWER([.$A$52]-[.$A42];2)+POWER([.S$1]-[.$S$1];2))" office:value-type="float" office:value="400">
            <text:p>400</text:p>
          </table:table-cell>
          <table:table-cell table:style-name="ce73" table:formula="of:=4*(POWER([.$A$52]-[.$A42];2)+POWER([.T$1]-[.$S$1];2))" office:value-type="float" office:value="404">
            <text:p>404</text:p>
          </table:table-cell>
          <table:table-cell table:style-name="ce73" table:formula="of:=4*(POWER([.$A$52]-[.$A42];2)+POWER([.U$1]-[.$S$1];2))" office:value-type="float" office:value="416">
            <text:p>416</text:p>
          </table:table-cell>
          <table:table-cell table:style-name="ce73" table:formula="of:=4*(POWER([.$A$52]-[.$A42];2)+POWER([.V$1]-[.$S$1];2))" office:value-type="float" office:value="436">
            <text:p>436</text:p>
          </table:table-cell>
          <table:table-cell table:style-name="ce73" table:formula="of:=4*(POWER([.$A$52]-[.$A42];2)+POWER([.W$1]-[.$S$1];2))" office:value-type="float" office:value="464">
            <text:p>464</text:p>
          </table:table-cell>
          <table:table-cell table:style-name="ce73" table:formula="of:=4*(POWER([.$A$52]-[.$A42];2)+POWER([.X$1]-[.$S$1];2))" office:value-type="float" office:value="500">
            <text:p>500</text:p>
          </table:table-cell>
          <table:table-cell table:style-name="ce73" table:formula="of:=4*(POWER([.$A$52]-[.$A42];2)+POWER([.Y$1]-[.$S$1];2))" office:value-type="float" office:value="544">
            <text:p>544</text:p>
          </table:table-cell>
          <table:table-cell table:style-name="ce73" table:formula="of:=4*(POWER([.$A$52]-[.$A42];2)+POWER([.Z$1]-[.$S$1];2))" office:value-type="float" office:value="596">
            <text:p>596</text:p>
          </table:table-cell>
          <table:table-cell table:style-name="ce73" table:formula="of:=4*(POWER([.$A$52]-[.$A42];2)+POWER([.AA$1]-[.$S$1];2))" office:value-type="float" office:value="656">
            <text:p>656</text:p>
          </table:table-cell>
          <table:table-cell table:style-name="ce73" table:formula="of:=4*(POWER([.$A$52]-[.$A42];2)+POWER([.AB$1]-[.$S$1];2))" office:value-type="float" office:value="724">
            <text:p>724</text:p>
          </table:table-cell>
          <table:table-cell table:style-name="ce73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3" table:formula="of:=4*(POWER([.$A$52]-[.$A43];2)+POWER([.S$1]-[.$S$1];2))" office:value-type="float" office:value="324">
            <text:p>324</text:p>
          </table:table-cell>
          <table:table-cell table:style-name="ce73" table:formula="of:=4*(POWER([.$A$52]-[.$A43];2)+POWER([.T$1]-[.$S$1];2))" office:value-type="float" office:value="328">
            <text:p>328</text:p>
          </table:table-cell>
          <table:table-cell table:style-name="ce73" table:formula="of:=4*(POWER([.$A$52]-[.$A43];2)+POWER([.U$1]-[.$S$1];2))" office:value-type="float" office:value="340">
            <text:p>340</text:p>
          </table:table-cell>
          <table:table-cell table:style-name="ce73" table:formula="of:=4*(POWER([.$A$52]-[.$A43];2)+POWER([.V$1]-[.$S$1];2))" office:value-type="float" office:value="360">
            <text:p>360</text:p>
          </table:table-cell>
          <table:table-cell table:style-name="ce73" table:formula="of:=4*(POWER([.$A$52]-[.$A43];2)+POWER([.W$1]-[.$S$1];2))" office:value-type="float" office:value="388">
            <text:p>388</text:p>
          </table:table-cell>
          <table:table-cell table:style-name="ce73" table:formula="of:=4*(POWER([.$A$52]-[.$A43];2)+POWER([.X$1]-[.$S$1];2))" office:value-type="float" office:value="424">
            <text:p>424</text:p>
          </table:table-cell>
          <table:table-cell table:style-name="ce73" table:formula="of:=4*(POWER([.$A$52]-[.$A43];2)+POWER([.Y$1]-[.$S$1];2))" office:value-type="float" office:value="468">
            <text:p>468</text:p>
          </table:table-cell>
          <table:table-cell table:style-name="ce73" table:formula="of:=4*(POWER([.$A$52]-[.$A43];2)+POWER([.Z$1]-[.$S$1];2))" office:value-type="float" office:value="520">
            <text:p>520</text:p>
          </table:table-cell>
          <table:table-cell table:style-name="ce73" table:formula="of:=4*(POWER([.$A$52]-[.$A43];2)+POWER([.AA$1]-[.$S$1];2))" office:value-type="float" office:value="580">
            <text:p>580</text:p>
          </table:table-cell>
          <table:table-cell table:style-name="ce73" table:formula="of:=4*(POWER([.$A$52]-[.$A43];2)+POWER([.AB$1]-[.$S$1];2))" office:value-type="float" office:value="648">
            <text:p>648</text:p>
          </table:table-cell>
          <table:table-cell table:style-name="ce73" table:number-columns-repeated="2"/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 table:number-columns-repeated="12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3" table:formula="of:=4*(POWER([.$A$52]-[.$A44];2)+POWER([.S$1]-[.$S$1];2))" office:value-type="float" office:value="256">
            <text:p>256</text:p>
          </table:table-cell>
          <table:table-cell table:style-name="ce73" table:formula="of:=4*(POWER([.$A$52]-[.$A44];2)+POWER([.T$1]-[.$S$1];2))" office:value-type="float" office:value="260">
            <text:p>260</text:p>
          </table:table-cell>
          <table:table-cell table:style-name="ce73" table:formula="of:=4*(POWER([.$A$52]-[.$A44];2)+POWER([.U$1]-[.$S$1];2))" office:value-type="float" office:value="272">
            <text:p>272</text:p>
          </table:table-cell>
          <table:table-cell table:style-name="ce73" table:formula="of:=4*(POWER([.$A$52]-[.$A44];2)+POWER([.V$1]-[.$S$1];2))" office:value-type="float" office:value="292">
            <text:p>292</text:p>
          </table:table-cell>
          <table:table-cell table:style-name="ce73" table:formula="of:=4*(POWER([.$A$52]-[.$A44];2)+POWER([.W$1]-[.$S$1];2))" office:value-type="float" office:value="320">
            <text:p>320</text:p>
          </table:table-cell>
          <table:table-cell table:style-name="ce73" table:formula="of:=4*(POWER([.$A$52]-[.$A44];2)+POWER([.X$1]-[.$S$1];2))" office:value-type="float" office:value="356">
            <text:p>356</text:p>
          </table:table-cell>
          <table:table-cell table:style-name="ce73" table:formula="of:=4*(POWER([.$A$52]-[.$A44];2)+POWER([.Y$1]-[.$S$1];2))" office:value-type="float" office:value="400">
            <text:p>400</text:p>
          </table:table-cell>
          <table:table-cell table:style-name="ce73" table:formula="of:=4*(POWER([.$A$52]-[.$A44];2)+POWER([.Z$1]-[.$S$1];2))" office:value-type="float" office:value="452">
            <text:p>452</text:p>
          </table:table-cell>
          <table:table-cell table:style-name="ce73" table:formula="of:=4*(POWER([.$A$52]-[.$A44];2)+POWER([.AA$1]-[.$S$1];2))" office:value-type="float" office:value="512">
            <text:p>512</text:p>
          </table:table-cell>
          <table:table-cell table:style-name="ce73" table:number-columns-repeated="4"/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3" table:formula="of:=4*(POWER([.$A$52]-[.$A45];2)+POWER([.S$1]-[.$S$1];2))" office:value-type="float" office:value="196">
            <text:p>196</text:p>
          </table:table-cell>
          <table:table-cell table:style-name="ce73" table:formula="of:=4*(POWER([.$A$52]-[.$A45];2)+POWER([.T$1]-[.$S$1];2))" office:value-type="float" office:value="200">
            <text:p>200</text:p>
          </table:table-cell>
          <table:table-cell table:style-name="ce73" table:formula="of:=4*(POWER([.$A$52]-[.$A45];2)+POWER([.U$1]-[.$S$1];2))" office:value-type="float" office:value="212">
            <text:p>212</text:p>
          </table:table-cell>
          <table:table-cell table:style-name="ce73" table:formula="of:=4*(POWER([.$A$52]-[.$A45];2)+POWER([.V$1]-[.$S$1];2))" office:value-type="float" office:value="232">
            <text:p>232</text:p>
          </table:table-cell>
          <table:table-cell table:style-name="ce73" table:formula="of:=4*(POWER([.$A$52]-[.$A45];2)+POWER([.W$1]-[.$S$1];2))" office:value-type="float" office:value="260">
            <text:p>260</text:p>
          </table:table-cell>
          <table:table-cell table:style-name="ce73" table:formula="of:=4*(POWER([.$A$52]-[.$A45];2)+POWER([.X$1]-[.$S$1];2))" office:value-type="float" office:value="296">
            <text:p>296</text:p>
          </table:table-cell>
          <table:table-cell table:style-name="ce73" table:formula="of:=4*(POWER([.$A$52]-[.$A45];2)+POWER([.Y$1]-[.$S$1];2))" office:value-type="float" office:value="340">
            <text:p>340</text:p>
          </table:table-cell>
          <table:table-cell table:style-name="ce73" table:formula="of:=4*(POWER([.$A$52]-[.$A45];2)+POWER([.Z$1]-[.$S$1];2))" office:value-type="float" office:value="392">
            <text:p>392</text:p>
          </table:table-cell>
          <table:table-cell table:style-name="ce73" table:number-columns-repeated="6"/>
          <table:table-cell table:style-name="ce69" table:number-columns-repeated="4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3" table:formula="of:=4*(POWER([.$A$52]-[.$A46];2)+POWER([.S$1]-[.$S$1];2))" office:value-type="float" office:value="144">
            <text:p>144</text:p>
          </table:table-cell>
          <table:table-cell table:style-name="ce73" table:formula="of:=4*(POWER([.$A$52]-[.$A46];2)+POWER([.T$1]-[.$S$1];2))" office:value-type="float" office:value="148">
            <text:p>148</text:p>
          </table:table-cell>
          <table:table-cell table:style-name="ce73" table:formula="of:=4*(POWER([.$A$52]-[.$A46];2)+POWER([.U$1]-[.$S$1];2))" office:value-type="float" office:value="160">
            <text:p>160</text:p>
          </table:table-cell>
          <table:table-cell table:style-name="ce73" table:formula="of:=4*(POWER([.$A$52]-[.$A46];2)+POWER([.V$1]-[.$S$1];2))" office:value-type="float" office:value="180">
            <text:p>180</text:p>
          </table:table-cell>
          <table:table-cell table:style-name="ce73" table:formula="of:=4*(POWER([.$A$52]-[.$A46];2)+POWER([.W$1]-[.$S$1];2))" office:value-type="float" office:value="208">
            <text:p>208</text:p>
          </table:table-cell>
          <table:table-cell table:style-name="ce73" table:formula="of:=4*(POWER([.$A$52]-[.$A46];2)+POWER([.X$1]-[.$S$1];2))" office:value-type="float" office:value="244">
            <text:p>244</text:p>
          </table:table-cell>
          <table:table-cell table:style-name="ce73" table:formula="of:=4*(POWER([.$A$52]-[.$A46];2)+POWER([.Y$1]-[.$S$1];2))" office:value-type="float" office:value="288">
            <text:p>288</text:p>
          </table:table-cell>
          <table:table-cell table:style-name="ce73" table:number-columns-repeated="7"/>
          <table:table-cell table:style-name="ce69" table:number-columns-repeated="14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3" table:formula="of:=4*(POWER([.$A$52]-[.$A47];2)+POWER([.S$1]-[.$S$1];2))" office:value-type="float" office:value="100">
            <text:p>100</text:p>
          </table:table-cell>
          <table:table-cell table:style-name="ce73" table:formula="of:=4*(POWER([.$A$52]-[.$A47];2)+POWER([.T$1]-[.$S$1];2))" office:value-type="float" office:value="104">
            <text:p>104</text:p>
          </table:table-cell>
          <table:table-cell table:style-name="ce73" table:formula="of:=4*(POWER([.$A$52]-[.$A47];2)+POWER([.U$1]-[.$S$1];2))" office:value-type="float" office:value="116">
            <text:p>116</text:p>
          </table:table-cell>
          <table:table-cell table:style-name="ce73" table:formula="of:=4*(POWER([.$A$52]-[.$A47];2)+POWER([.V$1]-[.$S$1];2))" office:value-type="float" office:value="136">
            <text:p>136</text:p>
          </table:table-cell>
          <table:table-cell table:style-name="ce73" table:formula="of:=4*(POWER([.$A$52]-[.$A47];2)+POWER([.W$1]-[.$S$1];2))" office:value-type="float" office:value="164">
            <text:p>164</text:p>
          </table:table-cell>
          <table:table-cell table:style-name="ce73" table:formula="of:=4*(POWER([.$A$52]-[.$A47];2)+POWER([.X$1]-[.$S$1];2))" office:value-type="float" office:value="200">
            <text:p>200</text:p>
          </table:table-cell>
          <table:table-cell table:style-name="ce73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3" table:formula="of:=4*(POWER([.$A$52]-[.$A48];2)+POWER([.S$1]-[.$S$1];2))" office:value-type="float" office:value="64">
            <text:p>64</text:p>
          </table:table-cell>
          <table:table-cell table:style-name="ce73" table:formula="of:=4*(POWER([.$A$52]-[.$A48];2)+POWER([.T$1]-[.$S$1];2))" office:value-type="float" office:value="68">
            <text:p>68</text:p>
          </table:table-cell>
          <table:table-cell table:style-name="ce73" table:formula="of:=4*(POWER([.$A$52]-[.$A48];2)+POWER([.U$1]-[.$S$1];2))" office:value-type="float" office:value="80">
            <text:p>80</text:p>
          </table:table-cell>
          <table:table-cell table:style-name="ce73" table:formula="of:=4*(POWER([.$A$52]-[.$A48];2)+POWER([.V$1]-[.$S$1];2))" office:value-type="float" office:value="100">
            <text:p>100</text:p>
          </table:table-cell>
          <table:table-cell table:style-name="ce73" table:formula="of:=4*(POWER([.$A$52]-[.$A48];2)+POWER([.W$1]-[.$S$1];2))" office:value-type="float" office:value="128">
            <text:p>128</text:p>
          </table:table-cell>
          <table:table-cell table:style-name="ce73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3" table:formula="of:=4*(POWER([.$A$52]-[.$A49];2)+POWER([.S$1]-[.$S$1];2))" office:value-type="float" office:value="36">
            <text:p>36</text:p>
          </table:table-cell>
          <table:table-cell table:style-name="ce73" table:formula="of:=4*(POWER([.$A$52]-[.$A49];2)+POWER([.T$1]-[.$S$1];2))" office:value-type="float" office:value="40">
            <text:p>40</text:p>
          </table:table-cell>
          <table:table-cell table:style-name="ce73" table:formula="of:=4*(POWER([.$A$52]-[.$A49];2)+POWER([.U$1]-[.$S$1];2))" office:value-type="float" office:value="52">
            <text:p>52</text:p>
          </table:table-cell>
          <table:table-cell table:style-name="ce73" table:formula="of:=4*(POWER([.$A$52]-[.$A49];2)+POWER([.V$1]-[.$S$1];2))" office:value-type="float" office:value="72">
            <text:p>72</text:p>
          </table:table-cell>
          <table:table-cell table:style-name="ce73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3" table:formula="of:=4*(POWER([.$A$52]-[.$A50];2)+POWER([.S$1]-[.$S$1];2))" office:value-type="float" office:value="16">
            <text:p>16</text:p>
          </table:table-cell>
          <table:table-cell table:style-name="ce73" table:formula="of:=4*(POWER([.$A$52]-[.$A50];2)+POWER([.T$1]-[.$S$1];2))" office:value-type="float" office:value="20">
            <text:p>20</text:p>
          </table:table-cell>
          <table:table-cell table:style-name="ce73" table:formula="of:=4*(POWER([.$A$52]-[.$A50];2)+POWER([.U$1]-[.$S$1];2))" office:value-type="float" office:value="32">
            <text:p>32</text:p>
          </table:table-cell>
          <table:table-cell table:style-name="ce73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3" table:formula="of:=4*(POWER([.$A$52]-[.$A51];2)+POWER([.S$1]-[.$S$1];2))" office:value-type="float" office:value="4">
            <text:p>4</text:p>
          </table:table-cell>
          <table:table-cell table:style-name="ce73" table:formula="of:=4*(POWER([.$A$52]-[.$A51];2)+POWER([.T$1]-[.$S$1];2))" office:value-type="float" office:value="8">
            <text:p>8</text:p>
          </table:table-cell>
          <table:table-cell table:style-name="ce73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3" table:formula="of:=4*(POWER([.$A$52]-[.$A52];2)+POWER([.S$1]-[.$S$1];2))" office:value-type="float" office:value="0">
            <text:p>0</text:p>
          </table:table-cell>
          <table:table-cell table:style-name="ce73" table:formula="of:=4*(POWER([.$A$52]-[.$A52];2)+POWER([.T$1]-[.$S$1];2))" office:value-type="float" office:value="4">
            <text:p>4</text:p>
          </table:table-cell>
          <table:table-cell table:style-name="ce73" table:formula="of:=4*(POWER([.$A$52]-[.$A52];2)+POWER([.U$1]-[.$S$1];2))" office:value-type="float" office:value="16">
            <text:p>16</text:p>
          </table:table-cell>
          <table:table-cell table:style-name="ce73" table:formula="of:=4*(POWER([.$A$52]-[.$A52];2)+POWER([.V$1]-[.$S$1];2))" office:value-type="float" office:value="36">
            <text:p>36</text:p>
          </table:table-cell>
          <table:table-cell table:style-name="ce73" table:formula="of:=4*(POWER([.$A$52]-[.$A52];2)+POWER([.W$1]-[.$S$1];2))" office:value-type="float" office:value="64">
            <text:p>64</text:p>
          </table:table-cell>
          <table:table-cell table:style-name="ce73" table:formula="of:=4*(POWER([.$A$52]-[.$A52];2)+POWER([.X$1]-[.$S$1];2))" office:value-type="float" office:value="100">
            <text:p>100</text:p>
          </table:table-cell>
          <table:table-cell table:style-name="ce73" table:formula="of:=4*(POWER([.$A$52]-[.$A52];2)+POWER([.Y$1]-[.$S$1];2))" office:value-type="float" office:value="144">
            <text:p>144</text:p>
          </table:table-cell>
          <table:table-cell table:style-name="ce73" table:formula="of:=4*(POWER([.$A$52]-[.$A52];2)+POWER([.Z$1]-[.$S$1];2))" office:value-type="float" office:value="196">
            <text:p>196</text:p>
          </table:table-cell>
          <table:table-cell table:style-name="ce73" table:formula="of:=4*(POWER([.$A$52]-[.$A52];2)+POWER([.AA$1]-[.$S$1];2))" office:value-type="float" office:value="256">
            <text:p>256</text:p>
          </table:table-cell>
          <table:table-cell table:style-name="ce73" table:formula="of:=4*(POWER([.$A$52]-[.$A52];2)+POWER([.AB$1]-[.$S$1];2))" office:value-type="float" office:value="324">
            <text:p>324</text:p>
          </table:table-cell>
          <table:table-cell table:style-name="ce73" table:formula="of:=4*(POWER([.$A$52]-[.$A52];2)+POWER([.AC$1]-[.$S$1];2))" office:value-type="float" office:value="400">
            <text:p>400</text:p>
          </table:table-cell>
          <table:table-cell table:style-name="ce73" table:formula="of:=4*(POWER([.$A$52]-[.$A52];2)+POWER([.AD$1]-[.$S$1];2))" office:value-type="float" office:value="484">
            <text:p>484</text:p>
          </table:table-cell>
          <table:table-cell table:style-name="ce73" table:formula="of:=4*(POWER([.$A$52]-[.$A52];2)+POWER([.AE$1]-[.$S$1];2))" office:value-type="float" office:value="576">
            <text:p>576</text:p>
          </table:table-cell>
          <table:table-cell table:style-name="ce73" table:formula="of:=4*(POWER([.$A$52]-[.$A52];2)+POWER([.AF$1]-[.$S$1];2))" office:value-type="float" office:value="676">
            <text:p>676</text:p>
          </table:table-cell>
          <table:table-cell table:style-name="ce73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6" table:formula="of:=4*(POWER([.$A$53]-[.$A53];2)+POWER([.R$1]-[.$R$1];2))" office:value-type="float" office:value="0">
            <text:p>0</text:p>
          </table:table-cell>
          <table:table-cell table:style-name="ce76" table:formula="of:=4*(POWER([.$A$53]-[.$A53];2)+POWER([.S$1]-[.$S$1];2))" office:value-type="float" office:value="0">
            <text:p>0</text:p>
          </table:table-cell>
          <table:table-cell table:style-name="ce76" table:formula="of:=4*(POWER([.$A$53]-[.$A53];2)+POWER([.T$1]-[.$S$1];2))" office:value-type="float" office:value="4">
            <text:p>4</text:p>
          </table:table-cell>
          <table:table-cell table:style-name="ce76" table:formula="of:=4*(POWER([.$A$53]-[.$A53];2)+POWER([.U$1]-[.$S$1];2))" office:value-type="float" office:value="16">
            <text:p>16</text:p>
          </table:table-cell>
          <table:table-cell table:style-name="ce76" table:formula="of:=4*(POWER([.$A$53]-[.$A53];2)+POWER([.V$1]-[.$S$1];2))" office:value-type="float" office:value="36">
            <text:p>36</text:p>
          </table:table-cell>
          <table:table-cell table:style-name="ce76" table:formula="of:=4*(POWER([.$A$53]-[.$A53];2)+POWER([.W$1]-[.$S$1];2))" office:value-type="float" office:value="64">
            <text:p>64</text:p>
          </table:table-cell>
          <table:table-cell table:style-name="ce76" table:formula="of:=4*(POWER([.$A$53]-[.$A53];2)+POWER([.X$1]-[.$S$1];2))" office:value-type="float" office:value="100">
            <text:p>100</text:p>
          </table:table-cell>
          <table:table-cell table:style-name="ce76" table:formula="of:=4*(POWER([.$A$53]-[.$A53];2)+POWER([.Y$1]-[.$S$1];2))" office:value-type="float" office:value="144">
            <text:p>144</text:p>
          </table:table-cell>
          <table:table-cell table:style-name="ce76" table:formula="of:=4*(POWER([.$A$53]-[.$A53];2)+POWER([.Z$1]-[.$S$1];2))" office:value-type="float" office:value="196">
            <text:p>196</text:p>
          </table:table-cell>
          <table:table-cell table:style-name="ce76" table:formula="of:=4*(POWER([.$A$53]-[.$A53];2)+POWER([.AA$1]-[.$S$1];2))" office:value-type="float" office:value="256">
            <text:p>256</text:p>
          </table:table-cell>
          <table:table-cell table:style-name="ce76" table:formula="of:=4*(POWER([.$A$53]-[.$A53];2)+POWER([.AB$1]-[.$S$1];2))" office:value-type="float" office:value="324">
            <text:p>324</text:p>
          </table:table-cell>
          <table:table-cell table:style-name="ce76" table:formula="of:=4*(POWER([.$A$53]-[.$A53];2)+POWER([.AC$1]-[.$S$1];2))" office:value-type="float" office:value="400">
            <text:p>400</text:p>
          </table:table-cell>
          <table:table-cell table:style-name="ce76" table:formula="of:=4*(POWER([.$A$53]-[.$A53];2)+POWER([.AD$1]-[.$S$1];2))" office:value-type="float" office:value="484">
            <text:p>484</text:p>
          </table:table-cell>
          <table:table-cell table:style-name="ce76" table:formula="of:=4*(POWER([.$A$53]-[.$A53];2)+POWER([.AE$1]-[.$S$1];2))" office:value-type="float" office:value="576">
            <text:p>576</text:p>
          </table:table-cell>
          <table:table-cell table:style-name="ce76" table:formula="of:=4*(POWER([.$A$53]-[.$A53];2)+POWER([.AF$1]-[.$S$1];2))" office:value-type="float" office:value="676">
            <text:p>676</text:p>
          </table:table-cell>
          <table:table-cell table:style-name="ce76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2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2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4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6"/>
        </table:table-row>
        <table:table-row table:style-name="ro12">
          <table:table-cell office:value-type="string">
            <text:p>Distinct Authors</text:p>
          </table:table-cell>
          <table:table-cell table:style-name="ce83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6"/>
        </table:table-row>
        <table:table-row table:style-name="ro13">
          <table:table-cell/>
          <table:table-cell table:style-name="ce8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01:28</dc:date>
    <dc:creator>Eric Bréchemier</dc:creator>
    <meta:editing-duration>PT18H47M45S</meta:editing-duration>
    <meta:editing-cycles>139</meta:editing-cycles>
    <meta:generator>LibreOffice/3.5$Linux_x86 LibreOffice_project/350m1$Build-2</meta:generator>
    <meta:document-statistic meta:table-count="12" meta:cell-count="5095" meta:object-count="0"/>
  </office:meta>
</office:document-meta>
</file>